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paragraph-properties fo:text-align="center" style:justify-single-word="false"/>
      <style:text-properties officeooo:rsid="001ae3c1" officeooo:paragraph-rsid="001ae3c1"/>
    </style:style>
    <style:style style:name="P4" style:family="paragraph" style:parent-style-name="Text_20_body" style:master-page-name="First_20_Page">
      <style:paragraph-properties fo:text-align="center" style:justify-single-word="false" style:page-number="6"/>
    </style:style>
    <style:style style:name="P5" style:family="paragraph" style:parent-style-name="Text_20_body" style:master-page-name="">
      <style:paragraph-properties fo:text-align="center" style:justify-single-word="false" style:page-number="2" fo:break-before="page" style:writing-mode="page"/>
      <style:text-properties officeooo:rsid="000a3642" officeooo:paragraph-rsid="001b92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page-number text:select-page="current">6</text:page-number></text:p>
      <text:p text:style-name="P5"><text:page-number text:select-page="current">2</text:page-number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faf46" draw:end-color="#ffffff" draw:start-intensity="100%" draw:end-intensity="100%" draw:angle="800" draw:border="15%"/>
    <draw:gradient draw:name="Gradient_20_3" draw:display-name="Gradient 3" draw:style="radial" draw:cx="50%" draw:cy="50%" draw:start-color="#5983b0" draw:end-color="#ffffff" draw:start-intensity="100%" draw:end-intensity="100%" draw:border="15%"/>
    <draw:gradient draw:name="Gradient_20_4" draw:display-name="Gradient 4" draw:style="linear" draw:start-color="#ff972f" draw:end-color="#ffffff" draw:start-intensity="100%" draw:end-intensity="100%" draw:angle="2660" draw:border="1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96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officeooo:rsid="001ae3c1" officeooo:paragraph-rsid="001ae3c1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10.5cm" fo:page-height="14.8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#ffcb97" style:dynamic-spacing="false" draw:fill="gradient" draw:fill-color="#ffcb97" draw:fill-gradient-name="Gradient_20_4" draw:gradient-step-count="0" draw:opacity="100%"/>
      </style:footer-style>
    </style:page-layout>
    <style:page-layout style:name="Mpm3">
      <style:page-layout-properties fo:page-width="10.5cm" fo:page-height="14.8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#acc1d8" style:dynamic-spacing="false" draw:fill="gradient" draw:fill-color="#acc1d8" draw:fill-gradient-name="Gradient_20_3" draw:gradient-step-count="0" draw:opacity="100%"/>
      </style:footer-style>
    </style:page-layout>
    <style:page-layout style:name="Mpm4">
      <style:page-layout-properties fo:page-width="10.5cm" fo:page-height="14.8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#9fd7a3" style:dynamic-spacing="false" draw:fill="gradient" draw:fill-color="#9fd7a3" draw:fill-gradient-name="Gradient_20_2" draw:gradient-step-count="0" draw:opacity="100%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Landscape">
      <style:header>
        <text:p text:style-name="MP2">First page Style</text:p>
      </style:header>
      <style:footer>
        <text:p text:style-name="Footer"><text:page-number text:select-page="current">6</text:page-number></text:p>
      </style:footer>
    </style:master-page>
    <style:master-page style:name="Index" style:page-layout-name="Mpm3">
      <style:header>
        <text:p text:style-name="MP2">Index Page Style</text:p>
      </style:header>
      <style:footer>
        <text:p text:style-name="MP1"><text:page-number text:select-page="current">0</text:page-number></text:p>
      </style:footer>
    </style:master-page>
    <style:master-page style:name="Endnote" style:page-layout-name="Mpm4"/>
    <style:master-page style:name="Landscape" style:page-layout-name="Mpm5">
      <style:header>
        <text:p text:style-name="MP2">Landscape (follow) page style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5T14:25:08.000283510</meta:creation-date>
    <dc:date>2020-12-28T17:23:15.188523467</dc:date>
    <meta:editing-duration>PT26M37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3" meta:paragraph-count="9" meta:word-count="16" meta:character-count="67" meta:non-whitespace-character-count="60"/>
  </office:meta>
</office:document-meta>
</file>